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onospace" svg:font-family="monospace"/>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Subtitle">
      <style:paragraph-properties fo:margin-top="0.212cm" fo:margin-bottom="0.388cm" loext:contextual-spacing="false" style:writing-mode="lr-tb"/>
      <style:text-properties officeooo:paragraph-rsid="003d9a75"/>
    </style:style>
    <style:style style:name="P7" style:family="paragraph" style:parent-style-name="Subtitle">
      <style:paragraph-properties fo:margin-top="0.212cm" fo:margin-bottom="0.388cm" loext:contextual-spacing="false" style:writing-mode="lr-tb"/>
      <style:text-properties officeooo:paragraph-rsid="003e973b"/>
    </style:style>
    <style:style style:name="P8" style:family="paragraph" style:parent-style-name="Subtitle">
      <style:paragraph-properties fo:margin-top="0.212cm" fo:margin-bottom="0.388cm" loext:contextual-spacing="false" style:writing-mode="lr-tb"/>
      <style:text-properties fo:language="de" fo:country="DE"/>
    </style:style>
    <style:style style:name="P9" style:family="paragraph" style:parent-style-name="Text_20_body">
      <style:text-properties officeooo:paragraph-rsid="0060a18a"/>
    </style:style>
    <style:style style:name="P10" style:family="paragraph" style:parent-style-name="Text_20_body">
      <style:text-properties officeooo:paragraph-rsid="00644a98"/>
    </style:style>
    <style:style style:name="P11" style:family="paragraph" style:parent-style-name="Text_20_body">
      <style:text-properties officeooo:paragraph-rsid="0065765f"/>
    </style:style>
    <style:style style:name="P12" style:family="paragraph" style:parent-style-name="Text_20_body">
      <style:text-properties officeooo:rsid="0066f7e2" officeooo:paragraph-rsid="0066f7e2"/>
    </style:style>
    <style:style style:name="P13" style:family="paragraph" style:parent-style-name="Text_20_body">
      <style:text-properties officeooo:rsid="0066f7e2" officeooo:paragraph-rsid="0069c1ff"/>
    </style:style>
    <style:style style:name="P14" style:family="paragraph" style:parent-style-name="Text_20_body">
      <style:text-properties officeooo:paragraph-rsid="0066f7e2"/>
    </style:style>
    <style:style style:name="P15" style:family="paragraph" style:parent-style-name="Text_20_body">
      <style:text-properties officeooo:rsid="0068b083" officeooo:paragraph-rsid="0068b083"/>
    </style:style>
    <style:style style:name="P16" style:family="paragraph" style:parent-style-name="Text_20_body">
      <style:text-properties officeooo:paragraph-rsid="0069c1ff"/>
    </style:style>
    <style:style style:name="P17" style:family="paragraph" style:parent-style-name="Text_20_body">
      <style:text-properties officeooo:rsid="0069c1ff" officeooo:paragraph-rsid="0069c1ff"/>
    </style:style>
    <style:style style:name="P18" style:family="paragraph" style:parent-style-name="Heading_20_1">
      <style:text-properties fo:language="de" fo:country="DE"/>
    </style:style>
    <style:style style:name="P19" style:family="paragraph" style:parent-style-name="Heading_20_1">
      <style:text-properties fo:language="de" fo:country="DE" officeooo:paragraph-rsid="004e0b46"/>
    </style:style>
    <style:style style:name="P20" style:family="paragraph" style:parent-style-name="Heading_20_1" style:list-style-name="">
      <style:paragraph-properties fo:hyphenation-ladder-count="no-limit">
        <style:tab-stops>
          <style:tab-stop style:position="0.762cm"/>
        </style:tab-stops>
      </style:paragraph-properties>
      <style:text-properties fo:language="de" fo:country="DE" fo:hyphenate="false"/>
    </style:style>
    <style:style style:name="P21" style:family="paragraph" style:parent-style-name="Heading_20_1">
      <style:paragraph-properties fo:break-before="page"/>
      <style:text-properties officeooo:paragraph-rsid="0066f7e2"/>
    </style:style>
    <style:style style:name="P22" style:family="paragraph" style:parent-style-name="Title" style:master-page-name="MPF0">
      <style:paragraph-properties style:page-number="auto" fo:break-before="page"/>
      <style:text-properties fo:language="de" fo:country="DE"/>
    </style:style>
    <style:style style:name="P23" style:family="paragraph" style:parent-style-name="Verzeichnis_20_1">
      <style:paragraph-properties>
        <style:tab-stops>
          <style:tab-stop style:position="16.002cm" style:type="right" style:leader-style="dotted" style:leader-text="."/>
        </style:tab-stops>
      </style:paragraph-properties>
    </style:style>
    <style:style style:name="P24" style:family="paragraph" style:parent-style-name="Verzeichnis_20_2">
      <style:paragraph-properties>
        <style:tab-stops>
          <style:tab-stop style:position="15.503cm" style:type="right" style:leader-style="dotted" style:leader-text="."/>
        </style:tab-stops>
      </style:paragraph-properties>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fo:color="#009900" style:font-name="monospace"/>
    </style:style>
    <style:style style:name="P27" style:family="paragraph" style:parent-style-name="Preformatted_20_Text">
      <loext:graphic-properties draw:fill="solid" draw:fill-color="#ffffff" draw:opacity="100%"/>
      <style:paragraph-properties fo:background-color="#ffffff"/>
      <style:text-properties fo:color="#000000" style:font-name="Consolas" fo:font-size="9pt" officeooo:rsid="005f88a9" style:font-size-asian="9pt" style:font-size-complex="9pt"/>
    </style:style>
    <style:style style:name="P28" style:family="paragraph" style:parent-style-name="Preformatted_20_Text">
      <style:text-properties style:font-name="monospace"/>
    </style:style>
    <style:style style:name="P29" style:family="paragraph" style:parent-style-name="Preformatted_20_Text">
      <style:text-properties fo:color="#009900" style:font-name="monospace"/>
    </style:style>
    <style:style style:name="T1" style:family="text">
      <style:text-properties fo:language="de" fo:country="DE"/>
    </style:style>
    <style:style style:name="T2" style:family="text">
      <style:text-properties fo:language="de" fo:country="DE" officeooo:rsid="000c5fec"/>
    </style:style>
    <style:style style:name="T3" style:family="text">
      <style:text-properties fo:language="de" fo:country="DE" officeooo:rsid="003c36db"/>
    </style:style>
    <style:style style:name="T4" style:family="text">
      <style:text-properties fo:language="de" fo:country="DE" officeooo:rsid="003d9a75"/>
    </style:style>
    <style:style style:name="T5" style:family="text">
      <style:text-properties fo:language="de" fo:country="DE" officeooo:rsid="004caf76"/>
    </style:style>
    <style:style style:name="T6" style:family="text">
      <style:text-properties fo:language="de" fo:country="DE" officeooo:rsid="0053a48c"/>
    </style:style>
    <style:style style:name="T7" style:family="text">
      <style:text-properties fo:language="de" fo:country="DE" officeooo:rsid="0060a18a"/>
    </style:style>
    <style:style style:name="T8" style:family="text">
      <style:text-properties fo:language="de" fo:country="DE" officeooo:rsid="0066f7e2"/>
    </style:style>
    <style:style style:name="T9" style:family="text">
      <style:text-properties fo:language="de" fo:country="DE" fo:font-weight="bold" style:font-weight-asian="bold" style:font-weight-complex="bold"/>
    </style:style>
    <style:style style:name="T10" style:family="text">
      <style:text-properties fo:language="de" fo:country="DE" fo:font-weight="bold" officeooo:rsid="0053a48c" style:font-weight-asian="bold" style:font-weight-complex="bold"/>
    </style:style>
    <style:style style:name="T11" style:family="text">
      <style:text-properties fo:language="de" fo:country="DE" fo:font-weight="bold" officeooo:rsid="0066f7e2" style:font-weight-asian="bold" style:font-weight-complex="bold"/>
    </style:style>
    <style:style style:name="T12" style:family="text">
      <style:text-properties fo:language="de" fo:country="DE" fo:font-weight="bold" officeooo:rsid="0069c1ff" style:font-weight-asian="bold" style:font-weight-complex="bold"/>
    </style:style>
    <style:style style:name="T13" style:family="text">
      <style:text-properties officeooo:rsid="004ece2f"/>
    </style:style>
    <style:style style:name="T14" style:family="text">
      <style:text-properties fo:color="#00599d" officeooo:rsid="00644a98"/>
    </style:style>
    <style:style style:name="T15" style:family="text">
      <style:text-properties fo:color="#00599d" officeooo:rsid="0065765f"/>
    </style:style>
    <style:style style:name="T16" style:family="text">
      <style:text-properties fo:font-weight="bold"/>
    </style:style>
    <style:style style:name="T17" style:family="text">
      <style:text-properties fo:color="#0000ff" style:font-name="monospace"/>
    </style:style>
    <style:style style:name="T18" style:family="text">
      <style:text-properties fo:color="#000000" fo:font-weight="bold"/>
    </style:style>
    <style:style style:name="T19" style:family="text">
      <style:text-properties fo:color="#000000" style:font-name="monospace" fo:font-weight="bold"/>
    </style:style>
    <style:style style:name="T20" style:family="text">
      <style:text-properties officeooo:rsid="0060a18a"/>
    </style:style>
    <style:style style:name="T21" style:family="text">
      <style:text-properties officeooo:rsid="00644a98"/>
    </style:style>
    <style:style style:name="T22" style:family="text">
      <style:text-properties officeooo:rsid="0065765f"/>
    </style:style>
    <style:style style:name="T23" style:family="text">
      <style:text-properties fo:color="#006699"/>
    </style:style>
    <style:style style:name="T24" style:family="text">
      <style:text-properties fo:color="#006699" style:font-name="monospace" fo:language="de" fo:country="DE"/>
    </style:style>
    <style:style style:name="T25" style:family="text">
      <style:text-properties fo:color="#009900"/>
    </style:style>
    <style:style style:name="T26" style:family="text">
      <style:text-properties fo:color="#009900" style:font-name="monospace"/>
    </style:style>
    <style:style style:name="T27" style:family="text">
      <style:text-properties fo:color="#003399"/>
    </style:style>
    <style:style style:name="T28" style:family="text">
      <style:text-properties fo:color="#003399" style:font-name="monospace"/>
    </style:style>
    <style:style style:name="T29" style:family="text">
      <style:text-properties fo:color="#006633" style:font-name="monospace"/>
    </style:style>
    <style:style style:name="T30" style:family="text">
      <style:text-properties fo:color="#666666" fo:font-style="italic"/>
    </style:style>
    <style:style style:name="T31" style:family="text">
      <style:text-properties fo:color="#666666" style:font-name="monospace" fo:font-style="italic"/>
    </style:style>
    <style:style style:name="T32" style:family="text">
      <style:text-properties style:font-name="monospace"/>
    </style:style>
    <style:style style:name="T33" style:family="text">
      <style:text-properties fo:color="#339933"/>
    </style:style>
    <style:style style:name="T34" style:family="text">
      <style:text-properties fo:color="#339933" style:font-name="monospace"/>
    </style:style>
    <style:style style:name="T35" style:family="text">
      <style:text-properties fo:color="#cc66cc" style:font-name="monospace"/>
    </style:style>
    <style:style style:name="T36" style:family="text">
      <style:text-properties fo:color="#000066" style:font-name="monospace" fo:font-weight="bold"/>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start text:name="Ref_AufgabeName"/>Aufgabe <text:span text:style-name="T20">2</text:span>: <text:bookmark-end text:name="Ref_AufgabeName"/><text:span text:style-name="T20">Nummernmerker</text:span></text:p>
      <text:p text:style-name="P6"><text:bookmark-start text:name="Ref_TeamID"/><text:span text:style-name="Absatz-Standardschriftart"><text:span text:style-name="T1">Team-ID: </text:span></text:span><text:bookmark-start text:name="TeamID"/><text:span text:style-name="Absatz-Standardschriftart"><text:span text:style-name="T3">0</text:span></text:span><text:bookmark-end text:name="TeamID"/><text:span text:style-name="Absatz-Standardschriftart"><text:span text:style-name="T3">0</text:span></text:span><text:span text:style-name="Absatz-Standardschriftart"><text:span text:style-name="T5">161</text:span></text:span><text:bookmark-end text:name="Ref_TeamID"/></text:p>
      <text:p text:style-name="P6"><text:bookmark-start text:name="Ref_TeamName"/><text:span text:style-name="Absatz-Standardschriftart"><text:span text:style-name="T1">Team-</text:span></text:span><text:span text:style-name="Absatz-Standardschriftart"><text:span text:style-name="T4">N</text:span></text:span><text:span text:style-name="Absatz-Standardschriftart"><text:span text:style-name="T2">a</text:span></text:span><text:span text:style-name="Absatz-Standardschriftart"><text:span text:style-name="T1">me: </text:span></text:span><text:span text:style-name="Absatz-Standardschriftart"><text:span text:style-name="T5">Los Paper Makers</text:span></text:span><text:bookmark-end text:name="Ref_TeamName"/></text:p>
      <text:p text:style-name="P7"><text:span text:style-name="Absatz-Standardschriftart"><text:span text:style-name="T4">Bearbeiter/-innen dieser Aufgabe: <text:line-break/></text:span></text:span><text:span text:style-name="Absatz-Standardschriftart"><text:span text:style-name="T7">Stefan Herwig, </text:span></text:span><text:span text:style-name="Absatz-Standardschriftart"><text:span text:style-name="T5">Malte Stellmacher</text:span></text:span></text:p>
      <text:p text:style-name="P8"><text:date style:data-style-name="N10121" text:date-value="2019-11-25T09:01:34.599999859">25. November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3"><text:a xlink:type="simple" xlink:href="#__RefHeading___Toc105_1452926801">Lösungsidee<text:tab/>1</text:a></text:p>
          <text:p text:style-name="P24"><text:a xlink:type="simple" xlink:href="#__RefHeading___Toc953_1138837431">Eingabe<text:tab/>1</text:a></text:p>
          <text:p text:style-name="P24"><text:a xlink:type="simple" xlink:href="#__RefHeading___Toc955_1138837431">Generierung<text:tab/>1</text:a></text:p>
          <text:p text:style-name="P23"><text:a xlink:type="simple" xlink:href="#__RefHeading___Toc107_1452926801">Umsetzung<text:tab/>2</text:a></text:p>
          <text:p text:style-name="P24"><text:a xlink:type="simple" xlink:href="#__RefHeading___Toc957_1138837431">Eingabe<text:tab/>2</text:a></text:p>
          <text:p text:style-name="P24"><text:a xlink:type="simple" xlink:href="#__RefHeading___Toc959_1138837431">Generierung<text:tab/>2</text:a></text:p>
          <text:p text:style-name="P23"><text:a xlink:type="simple" xlink:href="#__RefHeading___Toc109_1452926801">Beispiele<text:tab/>3</text:a></text:p>
          <text:p text:style-name="P23"><text:a xlink:type="simple" xlink:href="#__RefHeading___Toc111_1452926801">Quellcode<text:tab/>5</text:a></text:p>
        </text:index-body>
      </text:table-of-content>
      <text:h text:style-name="P19" text:outline-level="1"><text:bookmark-start text:name="__RefHeading___Toc105_1452926801"/>Lösungsidee<text:bookmark-end text:name="__RefHeading___Toc105_1452926801"/></text:h>
      <text:p text:style-name="P9"><text:span text:style-name="Absatz-Standardschriftart"><text:span text:style-name="T20">Zum Lösen der Aufgabe habe ich mir überlegt, dass man die Eingelesene Nummer aufteilen könnte und für jede Teil Zahl die beste Aufteilung sucht. Das hat mich an das Prinzip eines Greedy-Algorithmus erinnert, weshalb ich meine Lösung so ähnlich aufgebaut habe.</text:span></text:span></text:p>
      <text:h text:style-name="P18" text:outline-level="1"><text:bookmark-start text:name="__RefHeading___Toc107_1452926801"/>Umsetzung<text:bookmark-end text:name="__RefHeading___Toc107_1452926801"/></text:h>
      <text:p text:style-name="Text_20_body"><text:span text:style-name="Absatz-Standardschriftart">Für die Umsetzung habe ich mich für die relative junge Programmiersprache „Kotlin“ entschieden, da ich </text:span><text:span text:style-name="Absatz-Standardschriftart"><text:span text:style-name="T13">m</text:span></text:span><text:span text:style-name="Absatz-Standardschriftart">ich sicher in Java </text:span><text:span text:style-name="Absatz-Standardschriftart"><text:span text:style-name="T13">fühle</text:span></text:span><text:span text:style-name="Absatz-Standardschriftart"> und den BwInf als Gelegenheit gesehen habe, </text:span><text:span text:style-name="Absatz-Standardschriftart"><text:span text:style-name="T13">die Kenntnisse </text:span></text:span><text:span text:style-name="Absatz-Standardschriftart">eine</text:span><text:span text:style-name="Absatz-Standardschriftart"><text:span text:style-name="T13">r</text:span></text:span><text:span text:style-name="Absatz-Standardschriftart"> neue</text:span><text:span text:style-name="Absatz-Standardschriftart"><text:span text:style-name="T13">n</text:span></text:span><text:span text:style-name="Absatz-Standardschriftart"> Sprache </text:span><text:span text:style-name="Absatz-Standardschriftart"><text:span text:style-name="T13">durch</text:span></text:span><text:span text:style-name="Absatz-Standardschriftart"> eine gegeben</text:span><text:span text:style-name="Absatz-Standardschriftart"><text:span text:style-name="T13">e</text:span></text:span><text:span text:style-name="Absatz-Standardschriftart"> Herausforderung zu </text:span><text:span text:style-name="Absatz-Standardschriftart"><text:span text:style-name="T13">erweitern</text:span></text:span><text:span text:style-name="Absatz-Standardschriftart">. </text:span></text:p>
      <text:p text:style-name="P9"><text:span text:style-name="Absatz-Standardschriftart"><text:span text:style-name="T20">Da ich </text:span></text:span><text:span text:style-name="Absatz-Standardschriftart">Quellcode im Allgemeinen ästhetischer </text:span><text:span text:style-name="Absatz-Standardschriftart"><text:span text:style-name="T20">finde</text:span></text:span><text:span text:style-name="Absatz-Standardschriftart">, wenn in einer einheitlichen Sprache geschrieben wird und da Schlüsselwörter in „Kotlin“ oder anderen Programmiersprachen meist auf dem Englischen basieren, bezeichne ich </text:span><text:span text:style-name="Absatz-Standardschriftart"><text:span text:style-name="T20">die meisten meiner </text:span></text:span><text:span text:style-name="Absatz-Standardschriftart">Variablen und Methoden auf Englisch.</text:span></text:p>
      <text:p text:style-name="P10"><text:span text:style-name="Absatz-Standardschriftart"><text:span text:style-name="T21">Ich habe also einen die Funktion </text:span></text:span><text:span text:style-name="Absatz-Standardschriftart"><text:span text:style-name="T14">splitNumber(num)</text:span></text:span><text:span text:style-name="Absatz-Standardschriftart"><text:span text:style-name="T21"> als Greedy-Algorithmus implementiert. Dieser zerlegt die Nummer vom Anfang her in Teilblöcke zu 2, 3 und 4 Ziffern und ruft sich selbst mit der restlichen Zahl auf. Dabei wird jede Lösung bewertet anhand der Anzahl der Blöcke die mit Null beginnen. Je kleiner die Zahl desto besser die Aufteilung.</text:span></text:span></text:p>
      <text:p text:style-name="P11"><text:span text:style-name="Absatz-Standardschriftart"><text:span text:style-name="T22">Um besser mit den Zahlen umgehen zu können habe ich die Klasse </text:span></text:span><text:span text:style-name="Absatz-Standardschriftart"><text:span text:style-name="T15">SplitSolution</text:span></text:span><text:span text:style-name="Absatz-Standardschriftart"><text:span text:style-name="T22"> erstellt. Diese beinhaltet die aufgeteilten Blöcke als Array von Strings und außerdem die Funktion </text:span></text:span><text:span text:style-name="Absatz-Standardschriftart"><text:span text:style-name="T15">getleadingZeros()</text:span></text:span><text:span text:style-name="Absatz-Standardschriftart"><text:span text:style-name="T22">, welche die Anzahl der Blöcke, die mit ‚0‘ beginnen, zurück gibt.</text:span></text:span></text:p>
      <text:h text:style-name="P20" text:outline-level="1"/>
      <text:h text:style-name="P21" text:outline-level="1"><text:bookmark-start text:name="__RefHeading___Toc109_1452926801"/><text:span text:style-name="T1">Beispiel</text:span><text:span text:style-name="T6">e</text:span><text:bookmark-end text:name="__RefHeading___Toc109_1452926801"/></text:h>
      <text:p text:style-name="P12"><text:span text:style-name="T10">E</text:span><text:span text:style-name="T9">ingabe:</text:span><text:span text:style-name="T1"> 005480000005179734</text:span></text:p>
      <text:p text:style-name="P14"><text:span text:style-name="T11">→</text:span><text:span text:style-name="T12"> </text:span><text:span text:style-name="T11">Ausgabe:</text:span><text:span text:style-name="T8"> 0054 8000 0005 179</text:span></text:p>
      <text:p text:style-name="P12"><text:span text:style-name="T8">H</text:span><text:span text:style-name="T1">ierbei kann man sehen, dass die beste Aufteilung mindestens zwei Blöcke haben muss, da die Zahl mit einer Null beginnt und in der Mitte ein Segment aus Nullen ist, welches zu groß ist um in zwei aufgeteilt zu werden, damit diese nicht mit Null beginnen.</text:span></text:p>
      <text:p text:style-name="P12"><text:span text:style-name="T10">E</text:span><text:span text:style-name="T9">ingabe:</text:span><text:span text:style-name="T1"> 03495929533790154412660</text:span></text:p>
      <text:p text:style-name="P14"><text:span text:style-name="T11">→</text:span><text:span text:style-name="T12"> </text:span><text:span text:style-name="T11">Ausgabe:</text:span><text:span text:style-name="T8"> 0349 5929 5337 9015 441</text:span></text:p>
      <text:p text:style-name="P15"><text:span text:style-name="T8">H</text:span><text:span text:style-name="T1">ier ist wieder zu erkennen, dass mindestens ein Block mit Null notwendig ist, da die Zahlenfolge mit Null beginnt, jedoch konnte die Null in der Mitte geschickt in einem Block untergebracht werden, sodass diese nicht am Anfang eines Blocks steht. Am Ende bleiben 3 Ziffern übrig, welche in einem Dreierblock am Ende angefügt werden.</text:span></text:p>
      <text:p text:style-name="P12"><text:span text:style-name="T10">E</text:span><text:span text:style-name="T9">ingabe:</text:span><text:span text:style-name="T1"> 5319974879022725607620179</text:span></text:p>
      <text:p text:style-name="P14"><text:span text:style-name="T11">→</text:span><text:span text:style-name="T12"> </text:span><text:span text:style-name="T11">Ausgabe:</text:span><text:span text:style-name="T8"> 5319 9748 7902 2725 6076</text:span></text:p>
      <text:p text:style-name="P15"><text:span text:style-name="T8">H</text:span><text:span text:style-name="T1">ier war es möglich die 20-stellige Zahlenfolge auf 5 gleichgroße Blöcke aufzuteilen, da die beiden Nullen automatisch in der Mitte stehen und „keine Probleme machen“.</text:span></text:p>
      <text:p text:style-name="P12"><text:span text:style-name="T10">E</text:span><text:span text:style-name="T9">ingabe:</text:span><text:span text:style-name="T1"> 9088761051699482789038331267</text:span></text:p>
      <text:p text:style-name="P16"><text:span text:style-name="T11">→</text:span><text:span text:style-name="T12"> </text:span><text:span text:style-name="T11">Ausgabe:</text:span><text:span text:style-name="T8"> 9088 7610 5169 9482 7890 383</text:span></text:p>
      <text:p text:style-name="P13"><text:span text:style-name="T10">E</text:span><text:span text:style-name="T9">ingabe:</text:span><text:span text:style-name="T1"> 011000000011000100111111101011</text:span></text:p>
      <text:p text:style-name="P16"><text:span text:style-name="T11">→</text:span><text:span text:style-name="T12"> </text:span><text:span text:style-name="T11">Ausgabe:</text:span><text:span text:style-name="T8"> 0110 0000 001 1000 1001 1111 1</text:span></text:p>
      <text:p text:style-name="P13"><text:span text:style-name="T10">E</text:span><text:span text:style-name="T9">ingabe:</text:span><text:span text:style-name="T1"> 199500231400012300523</text:span></text:p>
      <text:p text:style-name="P16"><text:span text:style-name="T11">→</text:span><text:span text:style-name="T12"> </text:span><text:span text:style-name="T11">Ausgabe:</text:span><text:span text:style-name="T8"> 199 5002 31 4000 1230</text:span></text:p>
      <text:p text:style-name="P17"><text:span text:style-name="T8">B</text:span><text:span text:style-name="T1">ei den letzten beiden Beispielen kann man sehen, dass mittendrin zweier oder dreier Blöcke genutzt wurden um längere Ketten von Nullen zu unterbrechen und eine minimale Anzahl zu finden.</text:span></text:p>
      <text:h text:style-name="Heading_20_1" text:outline-level="1"><text:bookmark-start text:name="__RefHeading___Toc111_1452926801"/><text:span text:style-name="T1">Quellcode</text:span><text:bookmark-end text:name="__RefHeading___Toc111_1452926801"/></text:h>
      <text:p text:style-name="P28"><text:span text:style-name="T18">package</text:span> <text:span text:style-name="T23">dev.diekautz.bwinf38.nummernmerker</text:span></text:p>
      <text:section text:style-name="Sect2" text:name="highlight-preview">
        <text:p text:style-name="Preformatted_20_Text"> </text:p>
        <text:p text:style-name="P28"><text:span text:style-name="T18">import</text:span> <text:span text:style-name="T23">java.io.File</text:span></text:p>
        <text:p text:style-name="Preformatted_20_Text"> </text:p>
        <text:p text:style-name="P28"><text:span text:style-name="T18">fun</text:span> main<text:span text:style-name="T25">()</text:span> <text:span text:style-name="T25">{</text:span></text:p>
        <text:p text:style-name="Preformatted_20_Text"><text:s text:c="4"/><text:span text:style-name="T28">File</text:span><text:span text:style-name="T26">(</text:span><text:span text:style-name="T17">"src/dev/diekautz/bwinf38/nummernmerker/nummern.txt"</text:span><text:span text:style-name="T26">)</text:span><text:span text:style-name="T32">.</text:span><text:span text:style-name="T29">forEachLine</text:span><text:span text:style-name="T32"> </text:span><text:span text:style-name="T26">{</text:span><text:span text:style-name="T32"> </text:span><text:span text:style-name="T31">//einlesen der nummern</text:span></text:p>
        <text:p text:style-name="Preformatted_20_Text"><text:s text:c="8"/><text:span text:style-name="T32">println</text:span><text:span text:style-name="T26">(</text:span><text:span text:style-name="T32">splitNumber</text:span><text:span text:style-name="T26">(</text:span><text:span text:style-name="T32">it</text:span><text:span text:style-name="T26">))</text:span><text:span text:style-name="T32"> </text:span><text:span text:style-name="T31">//Für jede Zeile(Nummer) Lösung eingeben</text:span></text:p>
        <text:p text:style-name="Preformatted_20_Text"><text:s text:c="4"/><text:span text:style-name="T26">}</text:span></text:p>
        <text:p text:style-name="P29">}</text:p>
        <text:p text:style-name="Preformatted_20_Text"> </text:p>
        <text:p text:style-name="P28"><text:span text:style-name="T18">fun</text:span> splitNumber<text:span text:style-name="T25">(</text:span>num<text:span text:style-name="T33">:</text:span> <text:span text:style-name="T27">String</text:span><text:span text:style-name="T25">)</text:span><text:span text:style-name="T33">:</text:span> SplitSolution <text:span text:style-name="T25">{</text:span></text:p>
        <text:p text:style-name="Preformatted_20_Text"><text:s text:c="4"/><text:span text:style-name="T19">if</text:span><text:span text:style-name="T26">(</text:span><text:span text:style-name="T32">num.</text:span><text:span text:style-name="T29">length</text:span><text:span text:style-name="T32"> </text:span><text:span text:style-name="T34">&lt;=</text:span><text:span text:style-name="T32"> </text:span><text:span text:style-name="T35">4</text:span><text:span text:style-name="T26">){</text:span><text:span text:style-name="T32"> </text:span><text:span text:style-name="T31">//Wenn ein Block kleiner als 4 ist kann er nicht zerlegt werden (bei 4 macht es keinen Sinn)</text:span></text:p>
        <text:p text:style-name="Preformatted_20_Text"><text:s text:c="8"/><text:span text:style-name="T19">return</text:span><text:span text:style-name="T32"> SplitSolution</text:span><text:span text:style-name="T26">(</text:span><text:span text:style-name="T32">arrayOf</text:span><text:span text:style-name="T26">(</text:span><text:span text:style-name="T32">num</text:span><text:span text:style-name="T26">))</text:span></text:p>
        <text:p text:style-name="Preformatted_20_Text"><text:s text:c="4"/><text:span text:style-name="T26">}</text:span><text:span text:style-name="T32"> </text:span><text:span text:style-name="T19">else</text:span><text:span text:style-name="T32"> </text:span><text:span text:style-name="T26">{</text:span></text:p>
        <text:p text:style-name="Preformatted_20_Text"><text:soft-page-break/><text:s text:c="8"/><text:span text:style-name="T19">val</text:span><text:span text:style-name="T32"> len2 </text:span><text:span text:style-name="T34">=</text:span><text:span text:style-name="T32"> splitNumber</text:span><text:span text:style-name="T26">(</text:span><text:span text:style-name="T32">num.</text:span><text:span text:style-name="T29">substring</text:span><text:span text:style-name="T26">(</text:span><text:span text:style-name="T35">2</text:span><text:span text:style-name="T32">, num.</text:span><text:span text:style-name="T29">lastIndex</text:span><text:span text:style-name="T26">))</text:span><text:span text:style-name="T32"> </text:span><text:span text:style-name="T31">//testen mit einem zweierblock</text:span></text:p>
        <text:p text:style-name="Preformatted_20_Text"><text:s text:c="8"/><text:span text:style-name="T19">val</text:span><text:span text:style-name="T32"> len3 </text:span><text:span text:style-name="T34">=</text:span><text:span text:style-name="T32"> splitNumber</text:span><text:span text:style-name="T26">(</text:span><text:span text:style-name="T32">num.</text:span><text:span text:style-name="T29">substring</text:span><text:span text:style-name="T26">(</text:span><text:span text:style-name="T35">3</text:span><text:span text:style-name="T32">, num.</text:span><text:span text:style-name="T29">lastIndex</text:span><text:span text:style-name="T26">))</text:span><text:span text:style-name="T32"> </text:span><text:span text:style-name="T31">//testen mit einem dreierblock</text:span></text:p>
        <text:p text:style-name="Preformatted_20_Text"><text:s text:c="8"/><text:span text:style-name="T19">val</text:span><text:span text:style-name="T32"> len4 </text:span><text:span text:style-name="T34">=</text:span><text:span text:style-name="T32"> splitNumber</text:span><text:span text:style-name="T26">(</text:span><text:span text:style-name="T32">num.</text:span><text:span text:style-name="T29">substring</text:span><text:span text:style-name="T26">(</text:span><text:span text:style-name="T35">4</text:span><text:span text:style-name="T32">, num.</text:span><text:span text:style-name="T29">lastIndex</text:span><text:span text:style-name="T26">))</text:span><text:span text:style-name="T32"> </text:span><text:span text:style-name="T31">//testen mit einem viererblock</text:span></text:p>
        <text:p text:style-name="Preformatted_20_Text"> </text:p>
        <text:p text:style-name="Preformatted_20_Text"><text:s text:c="16"/><text:span text:style-name="T31">//vergleichen bei welcher Aufteilung am kleinsten und dann mit dieser weiter arbeiten</text:span></text:p>
        <text:p text:style-name="Preformatted_20_Text"><text:s text:c="8"/><text:span text:style-name="T19">if</text:span><text:span text:style-name="T26">(</text:span><text:span text:style-name="T32">len2.</text:span><text:span text:style-name="T29">getLeadingZeros</text:span><text:span text:style-name="T26">()</text:span><text:span text:style-name="T32"> </text:span><text:span text:style-name="T34">&lt;</text:span><text:span text:style-name="T32"> len3.</text:span><text:span text:style-name="T29">getLeadingZeros</text:span><text:span text:style-name="T26">()){</text:span></text:p>
        <text:p text:style-name="Preformatted_20_Text"><text:s text:c="12"/><text:span text:style-name="T19">if</text:span><text:span text:style-name="T32"> </text:span><text:span text:style-name="T26">(</text:span><text:span text:style-name="T32">len2.</text:span><text:span text:style-name="T29">getLeadingZeros</text:span><text:span text:style-name="T26">()</text:span><text:span text:style-name="T32"> </text:span><text:span text:style-name="T34">&lt;</text:span><text:span text:style-name="T32"> len4.</text:span><text:span text:style-name="T29">getLeadingZeros</text:span><text:span text:style-name="T26">()){</text:span></text:p>
        <text:p text:style-name="Preformatted_20_Text"><text:s text:c="16"/><text:span text:style-name="T19">return</text:span><text:span text:style-name="T32"> len2.</text:span><text:span text:style-name="T29">prepend</text:span><text:span text:style-name="T26">(</text:span><text:span text:style-name="T32">num.</text:span><text:span text:style-name="T29">substring</text:span><text:span text:style-name="T26">(</text:span><text:span text:style-name="T35">0</text:span><text:span text:style-name="T32">, </text:span><text:span text:style-name="T35">2</text:span><text:span text:style-name="T26">))</text:span></text:p>
        <text:p text:style-name="Preformatted_20_Text"><text:s text:c="12"/><text:span text:style-name="T26">}</text:span><text:span text:style-name="T32"> </text:span><text:span text:style-name="T19">else</text:span><text:span text:style-name="T32"> </text:span><text:span text:style-name="T26">{</text:span></text:p>
        <text:p text:style-name="Preformatted_20_Text"><text:s text:c="16"/><text:span text:style-name="T19">return</text:span><text:span text:style-name="T32"> len4.</text:span><text:span text:style-name="T29">prepend</text:span><text:span text:style-name="T26">(</text:span><text:span text:style-name="T32">num.</text:span><text:span text:style-name="T29">substring</text:span><text:span text:style-name="T26">(</text:span><text:span text:style-name="T35">0</text:span><text:span text:style-name="T32">, </text:span><text:span text:style-name="T35">4</text:span><text:span text:style-name="T26">))</text:span></text:p>
        <text:p text:style-name="Preformatted_20_Text"><text:s text:c="12"/><text:span text:style-name="T26">}</text:span></text:p>
        <text:p text:style-name="Preformatted_20_Text"><text:s text:c="8"/><text:span text:style-name="T26">}</text:span><text:span text:style-name="T32"> </text:span><text:span text:style-name="T19">else</text:span><text:span text:style-name="T32"> </text:span><text:span text:style-name="T26">{</text:span></text:p>
        <text:p text:style-name="Preformatted_20_Text"><text:s text:c="12"/><text:span text:style-name="T19">if</text:span><text:span text:style-name="T26">(</text:span><text:span text:style-name="T32">len3.</text:span><text:span text:style-name="T29">getLeadingZeros</text:span><text:span text:style-name="T26">()</text:span><text:span text:style-name="T32"> </text:span><text:span text:style-name="T34">&lt;</text:span><text:span text:style-name="T32"> len4.</text:span><text:span text:style-name="T29">getLeadingZeros</text:span><text:span text:style-name="T26">()){</text:span></text:p>
        <text:p text:style-name="Preformatted_20_Text"><text:s text:c="16"/><text:span text:style-name="T19">return</text:span><text:span text:style-name="T32"> len3.</text:span><text:span text:style-name="T29">prepend</text:span><text:span text:style-name="T26">(</text:span><text:span text:style-name="T32">num.</text:span><text:span text:style-name="T29">substring</text:span><text:span text:style-name="T26">(</text:span><text:span text:style-name="T35">0</text:span><text:span text:style-name="T32">, </text:span><text:span text:style-name="T35">3</text:span><text:span text:style-name="T26">))</text:span></text:p>
        <text:p text:style-name="Preformatted_20_Text"><text:s text:c="12"/><text:span text:style-name="T26">}</text:span><text:span text:style-name="T32"> </text:span><text:span text:style-name="T19">else</text:span><text:span text:style-name="T32"> </text:span><text:span text:style-name="T26">{</text:span></text:p>
        <text:p text:style-name="Preformatted_20_Text"><text:s text:c="16"/><text:span text:style-name="T19">return</text:span><text:span text:style-name="T32"> len4.</text:span><text:span text:style-name="T29">prepend</text:span><text:span text:style-name="T26">(</text:span><text:span text:style-name="T32">num.</text:span><text:span text:style-name="T29">substring</text:span><text:span text:style-name="T26">(</text:span><text:span text:style-name="T35">0</text:span><text:span text:style-name="T32">, </text:span><text:span text:style-name="T35">4</text:span><text:span text:style-name="T26">))</text:span></text:p>
        <text:p text:style-name="Preformatted_20_Text"><text:s text:c="12"/><text:span text:style-name="T26">}</text:span></text:p>
        <text:p text:style-name="Preformatted_20_Text"><text:s text:c="8"/><text:span text:style-name="T26">}</text:span></text:p>
        <text:p text:style-name="Preformatted_20_Text"><text:s text:c="4"/><text:span text:style-name="T26">}</text:span></text:p>
        <text:p text:style-name="P29">}</text:p>
        <text:p text:style-name="Preformatted_20_Text"> </text:p>
        <text:p text:style-name="P28"><text:span text:style-name="T18">class</text:span> SplitSolution<text:span text:style-name="T25">(</text:span><text:span text:style-name="T18">val</text:span> num<text:span text:style-name="T33">:</text:span> Array<text:span text:style-name="T33">&lt;</text:span>String<text:span text:style-name="T33">&gt;</text:span><text:span text:style-name="T25">)</text:span> <text:span text:style-name="T25">{</text:span></text:p>
        <text:p text:style-name="Preformatted_20_Text"><text:s text:c="4"/><text:span text:style-name="T19">fun</text:span><text:span text:style-name="T32"> getLeadingZeros</text:span><text:span text:style-name="T26">()</text:span><text:span text:style-name="T34">:</text:span><text:span text:style-name="T32"> </text:span><text:span text:style-name="T36">Int</text:span><text:span text:style-name="T32"> </text:span><text:span text:style-name="T26">{</text:span></text:p>
        <text:p text:style-name="Preformatted_20_Text"><text:s text:c="8"/><text:span text:style-name="T19">var</text:span><text:span text:style-name="T32"> count </text:span><text:span text:style-name="T34">=</text:span><text:span text:style-name="T32"> </text:span><text:span text:style-name="T35">0</text:span></text:p>
        <text:p text:style-name="Preformatted_20_Text"><text:s text:c="16"/><text:span text:style-name="T31">//Für jeden Block der mit "0" beginnt wird die Anzahl um 1 erhöht</text:span></text:p>
        <text:p text:style-name="Preformatted_20_Text"><text:s text:c="8"/><text:span text:style-name="T32">num.</text:span><text:span text:style-name="T29">forEach</text:span><text:span text:style-name="T32"> </text:span><text:span text:style-name="T26">{</text:span></text:p>
        <text:p text:style-name="Preformatted_20_Text"><text:s text:c="12"/><text:span text:style-name="T19">if</text:span><text:span text:style-name="T26">(</text:span><text:span text:style-name="T32">it.</text:span><text:span text:style-name="T29">startsWith</text:span><text:span text:style-name="T26">(</text:span><text:span text:style-name="T17">"0"</text:span><text:span text:style-name="T26">)){</text:span></text:p>
        <text:p text:style-name="Preformatted_20_Text"><text:s text:c="16"/><text:span text:style-name="T32">count</text:span><text:span text:style-name="T34">++</text:span></text:p>
        <text:p text:style-name="Preformatted_20_Text"><text:s text:c="12"/><text:span text:style-name="T26">}</text:span></text:p>
        <text:p text:style-name="Preformatted_20_Text"><text:s text:c="8"/><text:span text:style-name="T26">}</text:span></text:p>
        <text:p text:style-name="Preformatted_20_Text"><text:s text:c="8"/><text:span text:style-name="T19">return</text:span><text:span text:style-name="T32"> count</text:span></text:p>
        <text:p text:style-name="Preformatted_20_Text"><text:s text:c="4"/><text:span text:style-name="T26">}</text:span></text:p>
        <text:p text:style-name="Preformatted_20_Text"> </text:p>
        <text:p text:style-name="Preformatted_20_Text"><text:s text:c="4"/><text:span text:style-name="T19">override</text:span><text:span text:style-name="T32"> </text:span><text:span text:style-name="T19">fun</text:span><text:span text:style-name="T32"> toString</text:span><text:span text:style-name="T26">()</text:span><text:span text:style-name="T34">:</text:span><text:span text:style-name="T32"> </text:span><text:span text:style-name="T28">String</text:span><text:span text:style-name="T32"> </text:span><text:span text:style-name="T26">{</text:span></text:p>
        <text:p text:style-name="Preformatted_20_Text"><text:s text:c="8"/><text:span text:style-name="T19">return</text:span><text:span text:style-name="T32"> num.</text:span><text:span text:style-name="T29">joinToString</text:span><text:span text:style-name="T26">(</text:span><text:span text:style-name="T17">" "</text:span><text:span text:style-name="T26">)</text:span></text:p>
        <text:p text:style-name="Preformatted_20_Text"><text:s text:c="4"/><text:span text:style-name="T26">}</text:span></text:p>
        <text:p text:style-name="Preformatted_20_Text"> </text:p>
        <text:p text:style-name="Preformatted_20_Text"><text:s text:c="4"/><text:span text:style-name="T19">fun</text:span><text:span text:style-name="T32"> prepend</text:span><text:span text:style-name="T26">(</text:span><text:span text:style-name="T32">string</text:span><text:span text:style-name="T34">:</text:span><text:span text:style-name="T32"> </text:span><text:span text:style-name="T28">String</text:span><text:span text:style-name="T26">)</text:span><text:span text:style-name="T34">:</text:span><text:span text:style-name="T32"> SplitSolution </text:span><text:span text:style-name="T26">{</text:span><text:span text:style-name="T32"> </text:span><text:span text:style-name="T31">//Hilfsfunktion zum Anfügen von zeichen am Anfang</text:span></text:p>
        <text:p text:style-name="Preformatted_20_Text"><text:s text:c="8"/><text:span text:style-name="T19">return</text:span><text:span text:style-name="T32"> SplitSolution</text:span><text:span text:style-name="T26">(</text:span><text:span text:style-name="T32">arrayOf</text:span><text:span text:style-name="T26">(</text:span><text:span text:style-name="T32">string</text:span><text:span text:style-name="T26">)</text:span><text:span text:style-name="T32"> </text:span><text:span text:style-name="T34">+</text:span><text:span text:style-name="T32"> num</text:span><text:span text:style-name="T26">)</text:span></text:p>
        <text:p text:style-name="Preformatted_20_Text"><text:s text:c="4"/><text:span text:style-name="T26">}</text:span></text:p>
        <text:p text:style-name="Preformatted_20_Text"> </text:p>
        <text:p text:style-name="Preformatted_20_Text"><text:s text:c="4"/><text:span text:style-name="T19">operator</text:span><text:span text:style-name="T32"> </text:span><text:span text:style-name="T19">fun</text:span><text:span text:style-name="T32"> plus</text:span><text:span text:style-name="T26">(</text:span><text:span text:style-name="T32">other</text:span><text:span text:style-name="T34">:</text:span><text:span text:style-name="T32"> SplitSolution</text:span><text:span text:style-name="T26">)</text:span><text:span text:style-name="T34">:</text:span><text:span text:style-name="T32"> SplitSolution </text:span><text:span text:style-name="T26">{</text:span><text:span text:style-name="T32"> </text:span><text:span text:style-name="T31">//Hilfsfunktion um zwei Aufteilungen zusammen zu setzten</text:span></text:p>
        <text:p text:style-name="Preformatted_20_Text"><text:s text:c="8"/><text:span text:style-name="T19">return</text:span><text:span text:style-name="T32"> SplitSolution</text:span><text:span text:style-name="T26">(</text:span><text:span text:style-name="T32">num </text:span><text:span text:style-name="T34">+</text:span><text:span text:style-name="T32"> other.</text:span><text:span text:style-name="T29">num</text:span><text:span text:style-name="T26">)</text:span></text:p>
        <text:p text:style-name="Preformatted_20_Text"><text:s text:c="4"/><text:span text:style-name="T26">}</text:span></text:p>
        <text:p text:style-name="P29">}</text:p>
        <text:p text:style-name="Preformatted_20_Text"> </text:p>
        <text:p text:style-name="P2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monospace" svg:font-family="monospace"/>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2: </text:bookmark-ref><text:tab/><text:tab/><text:bookmark-ref text:reference-format="text" text:ref-name="Ref_TeamID">Team-ID: 00161</text:bookmark-ref></text:p>
      </style:header>
      <style:footer>
        <text:p text:style-name="MP2"><text:span text:style-name="Absatz-Standardschriftart"><text:span text:style-name="MT1"><text:tab/></text:span></text:span><text:span text:style-name="Absatz-Standardschriftart"><text:span text:style-name="MT1"><text:page-number text:select-page="current">3</text:page-number></text:span></text:span><text:span text:style-name="Absatz-Standardschriftart"><text:span text:style-name="MT1">/</text:span></text:span><text:span text:style-name="Absatz-Standardschriftart"><text:span text:style-name="MT1"><text:page-count>3</text:page-count></text:span></text:span></text:p>
      </style:footer>
    </style:master-page>
    <style:master-page style:name="MPF0" style:page-layout-name="Mpm3" style:next-style-name="MP0">
      <style:header>
        <text:p text:style-name="MP3"/>
      </style:header>
      <style:header-first>
        <text:p text:style-name="MP4"/>
      </style: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style: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3</text:page-count></text:span></text:span><text:span text:style-name="Absatz-Standardschriftart"><text:span text:style-name="MT1"><text:tab/></text:span></text:span></text:p>
      </style: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 LibreOffice_project/0c292870b25a325b5ed35f6b45599d2ea4458e77</meta:generator>
    <meta:creation-date>2019-08-12T18:42:26.739000000</meta:creation-date>
    <meta:editing-cycles>1</meta:editing-cycles>
    <meta:editing-duration>P0D</meta:editing-duration>
    <meta:document-statistic meta:table-count="0" meta:image-count="1" meta:object-count="0" meta:page-count="3" meta:paragraph-count="104" meta:word-count="674" meta:character-count="5169" meta:non-whitespace-character-count="4191"/>
  </office:meta>
</office:document-meta>
</file>